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Cookie.PortletCookie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Cookie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rtletCookie.setValu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rtletCookie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rtletCookie.checkSt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rtletCookie.init(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rtletCookie.setComment( String purp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rtletCookie.getMax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rtletCooki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rtletCookie.setSecure( boolean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Cookie.getDom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rtletCookie.setPath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Cooki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rtletCookie.setDomai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Cookie.setMaxAge( int expi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Cookie.getSec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rtletCookie.setVersion( in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Cookie.getCom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